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48a" officeooo:paragraph-rsid="0018348a"/>
    </style:style>
    <style:style style:name="P2" style:family="paragraph" style:parent-style-name="Standard">
      <style:text-properties fo:font-size="28pt" officeooo:rsid="0018348a" officeooo:paragraph-rsid="0018348a" style:font-size-asian="28pt" style:font-size-complex="28pt"/>
    </style:style>
    <style:style style:name="P3" style:family="paragraph" style:parent-style-name="Standard">
      <style:text-properties fo:font-size="16pt" officeooo:rsid="0018348a" officeooo:paragraph-rsid="0018348a" style:font-size-asian="16pt" style:font-size-complex="16pt"/>
    </style:style>
    <style:style style:name="P4" style:family="paragraph" style:parent-style-name="Standard">
      <style:text-properties fo:font-size="16pt" fo:font-weight="bold" officeooo:rsid="0018348a" officeooo:paragraph-rsid="0018348a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1pt" officeooo:rsid="0018348a" officeooo:paragraph-rsid="0018348a" style:font-size-asian="11pt" style:font-size-complex="11pt"/>
    </style:style>
    <style:style style:name="T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dition API Documentation</text:p>
      <text:p text:style-name="P2"/>
      <text:p text:style-name="P5">This document supplies a description of each class used in the Audition API SpringBoot application</text:p>
      <text:p text:style-name="P1"/>
      <text:p text:style-name="P4">AuditionApplication</text:p>
      <text:p text:style-name="P5">Application entry point, contains main method for starting the spring boot application.</text:p>
      <text:p text:style-name="P3"/>
      <text:p text:style-name="P4">AuditionController</text:p>
      <text:p text:style-name="P5">Controller class for defining all REST endpoints. Swagger API documentation supported.</text:p>
      <text:p text:style-name="P3"/>
      <text:p text:style-name="P4">ExceptionControllerAdvice</text:p>
      <text:p text:style-name="P5">Utility class that uses exception handlers for central handling and logging of exceptions.</text:p>
      <text:p text:style-name="P3"/>
      <text:p text:style-name="P4">AuditionService</text:p>
      <text:p text:style-name="P5">Service class that is used by the controller. It propagates data from the AuditionIntegrationClient to the controller.</text:p>
      <text:p text:style-name="P3"/>
      <text:p text:style-name="P4">AuditionIntegrationClient</text:p>
      <text:p text:style-name="P5">Class for fetching required data from an external source via REST. It uses a standard RestTemplate to accomplish this.</text:p>
      <text:p text:style-name="P3"/>
      <text:p text:style-name="P4">SystemException</text:p>
      <text:p text:style-name="P5">Custom exception class created to showcase a system exception that occurred within the Audition Api application.</text:p>
      <text:p text:style-name="P3"/>
      <text:p text:style-name="P4">AuditionLogger</text:p>
      <text:p text:style-name="P5">Class used to propagate logging, each logging call is surrounded by a logging guard code block.</text:p>
      <text:p text:style-name="P3"/>
      <text:p text:style-name="P4">Validator</text:p>
      <text:p text:style-name="P5">Class for central handling of all validation so they can be reused throughout the application.</text:p>
      <text:p text:style-name="P5"/>
      <text:p text:style-name="P4">AuditionPost</text:p>
      <text:p text:style-name="P5">Model class for an AuditionPost object.</text:p>
      <text:p text:style-name="P5"/>
      <text:p text:style-name="P4">AuditionComment</text:p>
      <text:p text:style-name="P5">Model class for an AuditionComment object.</text:p>
      <text:p text:style-name="P3"/>
      <text:p text:style-name="P3">ResponseHeaderInjector – not completed</text:p>
      <text:p text:style-name="P3"/>
      <text:p text:style-name="P3">WebServiceConfiguration – not completed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16:35:41.900000000</meta:creation-date>
    <dc:date>2023-12-04T16:59:09.473000000</dc:date>
    <meta:editing-duration>PT23M29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4" meta:word-count="165" meta:character-count="1249" meta:non-whitespace-character-count="1106"/>
  </office:meta>
</office:document-meta>
</file>